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2" style:family="table-row">
      <style:table-row-properties style:min-row-height="0.833cm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5">
      <style:paragraph-properties fo:background-color="transparent">
        <style:tab-stops>
          <style:tab-stop style:position="13.649cm"/>
        </style:tab-stops>
        <style:background-image/>
      </style:paragraph-properties>
      <style:text-properties fo:color="#000000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6" style:family="paragraph" style:parent-style-name="Standard" style:list-style-name="L6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7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7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2pt" fo:font-style="normal" style:text-underline-style="none" fo:font-weight="bold" fo:background-color="#ffff66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6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style:font-name="Cascadia Code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5pt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000000" fo:font-size="14p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6">
      <style:paragraph-properties fo:background-color="#ffffff">
        <style:tab-stops>
          <style:tab-stop style:position="13.649cm"/>
        </style:tab-stops>
        <style:background-image/>
      </style:paragraph-properties>
      <style:text-properties fo:color="#808080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background-color="#ffff99">
        <style:tab-stops>
          <style:tab-stop style:position="13.649cm"/>
        </style:tab-stops>
        <style:background-image/>
      </style:paragraph-properties>
      <style:text-properties fo:color="#000000" style:text-underline-style="none" fo:font-weight="bold" fo:background-color="transparent" style:font-weight-asian="bold" style:font-weight-complex="bold"/>
    </style:style>
    <style:style style:name="P17" style:family="paragraph" style:parent-style-name="Standard" style:list-style-name="L5" style:master-page-name="">
      <style:paragraph-properties fo:margin-left="0cm" fo:margin-right="-0.617cm" fo:text-indent="0cm" style:auto-text-indent="false" style:page-number="auto" fo:background-color="#ffff99">
        <style:tab-stops>
          <style:tab-stop style:position="13.649cm"/>
        </style:tab-stops>
        <style:background-image/>
      </style:paragraph-properties>
      <style:text-properties fo:color="#000000" style:text-underline-style="none" fo:font-weight="bold" fo:background-color="transparent" style:font-weight-asian="bold" style:font-weight-complex="bold"/>
    </style:style>
    <style:style style:name="P18" style:family="paragraph" style:parent-style-name="Standard">
      <style:paragraph-properties fo:margin-left="0cm" fo:margin-right="-0.617cm" fo:text-indent="0cm" style:auto-text-indent="false" fo:background-color="#ffffff">
        <style:tab-stops>
          <style:tab-stop style:position="13.649cm"/>
        </style:tab-stops>
        <style:background-image/>
      </style:paragraph-properties>
      <style:text-properties fo:color="#000000" style:text-underline-style="none" fo:font-weight="bold" fo:background-color="transparent" style:font-weight-asian="bold" style:font-weight-complex="bold"/>
    </style:style>
    <style:style style:name="P19" style:family="paragraph" style:parent-style-name="Standard">
      <style:paragraph-properties fo:margin-left="0cm" fo:margin-right="-0.617cm" fo:text-indent="0cm" style:auto-text-indent="false" fo:background-color="#ffffff">
        <style:tab-stops>
          <style:tab-stop style:position="13.649cm"/>
        </style:tab-stops>
        <style:background-image/>
      </style:paragraph-properties>
      <style:text-properties fo:color="#000000" fo:font-size="15pt" style:text-underline-style="none" fo:font-weight="bold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paragraph-properties fo:margin-left="0cm" fo:margin-right="-0.617cm" fo:text-indent="0cm" style:auto-text-indent="false" fo:background-color="#ffffff">
        <style:tab-stops>
          <style:tab-stop style:position="13.649cm"/>
        </style:tab-stops>
        <style:background-image/>
      </style:paragraph-properties>
      <style:text-properties fo:color="#000000" fo:font-size="15pt" style:text-underline-style="none" fo:font-weight="bold" fo:background-color="transparent" style:font-size-asian="15pt" style:font-weight-asian="bold" style:font-size-complex="15pt" style:font-weight-complex="bold"/>
    </style:style>
    <style:style style:name="P21" style:family="paragraph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66cc"/>
    </style:style>
    <style:style style:name="T5" style:family="text">
      <style:text-properties fo:color="#0066cc" style:text-underline-style="none" fo:font-weight="bold" fo:background-color="#ffff00" style:font-weight-asian="bold" style:font-weight-complex="bold"/>
    </style:style>
    <style:style style:name="T6" style:family="text">
      <style:text-properties fo:color="#000000" style:text-underline-style="none" fo:font-weight="bold" fo:background-color="#ffff00" style:font-weight-asian="bold" style:font-weight-complex="bold"/>
    </style:style>
    <style:style style:name="T7" style:family="text">
      <style:text-properties fo:color="#000000" fo:font-size="12pt" style:text-underline-style="none" fo:font-weight="bold" fo:background-color="#ffff66" style:font-size-asian="12pt" style:font-weight-asian="bold" style:font-size-complex="12pt" style:font-weight-complex="bold"/>
    </style:style>
    <style:style style:name="T8" style:family="text">
      <style:text-properties fo:color="#009900" fo:font-weight="bold" fo:background-color="#ffff00" style:font-weight-asian="bold" style:font-weight-complex="bold"/>
    </style:style>
    <style:style style:name="T9" style:family="text">
      <style:text-properties fo:color="#ffffff" style:text-underline-style="none" fo:font-weight="bold" fo:background-color="#ff6600" style:font-weight-asian="bold" style:font-weight-complex="bold"/>
    </style:style>
    <style:style style:name="T10" style:family="text">
      <style:text-properties fo:color="#ffffff" fo:background-color="#ff3333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fo:background-color="#ffffff" style:font-weight-asian="bold" style:font-weight-complex="bold"/>
    </style:style>
    <style:style style:name="T13" style:family="text">
      <style:text-properties fo:color="#006600"/>
    </style:style>
    <style:style style:name="T14" style:family="text">
      <style:text-properties fo:background-color="#ffff66"/>
    </style:style>
    <style:style style:name="T15" style:family="text">
      <style:text-properties fo:color="#009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485cm" fo:text-indent="-0.635cm" fo:margin-left="13.4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4.12cm" fo:text-indent="-0.635cm" fo:margin-left="14.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4.755cm" fo:text-indent="-0.635cm" fo:margin-left="14.7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.39cm" fo:text-indent="-0.635cm" fo:margin-left="15.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6.025cm" fo:text-indent="-0.635cm" fo:margin-left="16.0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6.66cm" fo:text-indent="-0.635cm" fo:margin-left="16.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7.295cm" fo:text-indent="-0.635cm" fo:margin-left="17.2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7.93cm" fo:text-indent="-0.635cm" fo:margin-left="17.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.565cm" fo:text-indent="-0.635cm" fo:margin-left="18.5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.2cm" fo:text-indent="-0.635cm" fo:margin-left="19.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DI:</text:p>
      <text:p text:style-name="P1">UD1</text:p>
      <text:p text:style-name="P3">Restricción de caracteres:</text:p>
      <text:p text:style-name="P3"/>
      <text:list xml:id="list6523938529121276853" text:style-name="L1">
        <text:list-item>
          <text:p text:style-name="P2">En el campo de texto, <text:span text:style-name="T3">ACTION&gt;KEYTPED</text:span> ir al espacio de código:</text:p>
          <text:list>
            <text:list-item>
              <text:p text:style-name="P2"><text:span text:style-name="T2">Restricción longitud de cadena sin más restricciones:</text:span></text:p>
            </text:list-item>
          </text:list>
        </text:list-item>
      </text:list>
      <text:p text:style-name="P4"><text:tab/><text:tab/><text:span text:style-name="T8">char TestChar=evt.getKeyChar(); </text:span></text:p>
      <text:p text:style-name="Standard"><text:span text:style-name="T12"><text:tab/><text:tab/></text:span><text:span text:style-name="T6">if</text:span><text:span text:style-name="T5">(</text:span><text:span text:style-name="T9">nombreVariableDelCampo</text:span><text:span text:style-name="T5">.getText().</text:span><text:span text:style-name="T6">length</text:span><text:span text:style-name="T5">() &gt;= 30) { evt.consume(); }</text:span></text:p>
      <text:p text:style-name="Standard"><text:span text:style-name="T11"/></text:p>
      <text:list xml:id="list45456962374003473" text:style-name="L5">
        <text:list-item>
          <text:p text:style-name="P5">Restricción de longitud y tipo de caracteres:</text:p>
          <text:list>
            <text:list-header>
              <text:p text:style-name="P16"><text:span text:style-name="T13">char TestChar=evt.getKeyChar();</text:span> </text:p>
              <text:list>
                <text:list-item>
                  <text:list>
                    <text:list-header>
                      <text:p text:style-name="P17"><text:s text:c="24"/>if(!(Character.isDigit(TestChar))||<text:span text:style-name="T10">nombreVariableCampo</text:span>.getText().length() &gt;= 5) { evt.consume(); } </text:p>
                    </text:list-header>
                  </text:list>
                </text:list-item>
              </text:list>
            </text:list-header>
          </text:list>
        </text:list-item>
      </text:list>
      <text:p text:style-name="P18"/>
      <text:p text:style-name="P18"/>
      <text:p text:style-name="P18"/>
      <text:p text:style-name="P19">Asociación de un panel a otro:</text:p>
      <text:p text:style-name="P19"/>
      <table:table table:name="Tabla1" table:style-name="Tabla1">
        <table:table-column table:style-name="Tabla1.A"/>
        <table:table-row>
          <table:table-cell table:style-name="Tabla1.A1" office:value-type="string">
            <text:list xml:id="list4382697431659743320" text:style-name="L6">
              <text:list-item>
                <text:p text:style-name="P12">Botón para <text:span text:style-name="T3">ActionPerformed</text:span> del <text:span text:style-name="T3">Jframe</text:span> para acceder al <text:span text:style-name="T3">JPanel</text:span>:</text:p>
              </text:list-item>
            </text:list>
          </table:table-cell>
        </table:table-row>
        <table:table-row table:style-name="Tabla1.2">
          <table:table-cell table:style-name="Tabla1.A2" office:value-type="string">
            <text:list xml:id="list32701589" text:continue-numbering="true" text:style-name="L6">
              <text:list-item>
                <text:list>
                  <text:list-header>
                    <text:p><text:span text:style-name="T7">DialogoDatos reforma = new DialogoDatos (this, true);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32704469" text:continue-numbering="true" text:style-name="L6">
              <text:list-item>
                <text:list>
                  <text:list-header>
                    <text:p text:style-name="P15">// true=MODAL, false=NO MODAL</text:p>
                  </text:list-header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32702632" text:continue-numbering="true" text:style-name="L6">
              <text:list-item>
                <text:list>
                  <text:list-header>
                    <text:p text:style-name="P6"><text:s/><text:span text:style-name="T14">reforma.setVisible(true);</text:span> </text:p>
                  </text:list-header>
                </text:list>
              </text:list-item>
            </text:list>
          </table:table-cell>
        </table:table-row>
      </table:table>
      <text:list xml:id="list32704170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Especificacion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Si la <text:span text:style-name="T2">ventana es MODAL,</text:span> solo puedo actuar en el JDIalog y no podré hacer nada con el JFrame. Si la <text:span text:style-name="T2">ventana es NO MODAL</text:span>, poder actuar sobre el JFrame y el JDialog. Desde el JFrame podré abrir varios JDIalog </text:p>
      <text:p text:style-name="P7"/>
      <text:p text:style-name="P13">Para salir del programa:</text:p>
      <text:p text:style-name="P13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/><text:span text:style-name="T4">private void btnSalirActionPerformed(java.awt.event.ActionEvent evt)</text:span> {</text:p>
          </table:table-cell>
        </table:table-row>
        <table:table-row>
          <table:table-cell table:style-name="Tabla2.A2" office:value-type="string">
            <text:p text:style-name="P11"><text:s/><text:span text:style-name="T15">System.exit(0); </text:span></text:p>
          </table:table-cell>
        </table:table-row>
        <table:table-row>
          <table:table-cell table:style-name="Tabla2.A2" office:value-type="string">
            <text:p text:style-name="P11">} </text:p>
          </table:table-cell>
        </table:table-row>
      </table:table>
      <text:p text:style-name="P11"/>
      <text:p text:style-name="P11"/>
      <text:p text:style-name="P14">Código para controlar fecha y formato (UD1):</text:p>
      <text:list xml:id="list4159896130454106807" text:style-name="L7">
        <text:list-item>
          <text:p text:style-name="P10">En el componente donde se vaya a poner la fecha (Componente Formatted Field)</text:p>
          <text:list>
            <text:list-item>
              <text:p text:style-name="P9">a. Propiedades </text:p>
            </text:list-item>
            <text:list-item>
              <text:p text:style-name="P9">b. formatterFactory </text:p>
            </text:list-item>
            <text:list-item>
              <text:p text:style-name="P9">c. Categoria --&gt;Mask </text:p>
            </text:list-item>
            <text:list-item>
              <text:p text:style-name="P9">d. Formato: ##/##/#### (dependerá del formato de salida que quieran darle, pueden ser guiones, puntos,….) 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esús Díaz Martínez</meta:initial-creator>
    <meta:creation-date>2024-01-28T12:15:13.61</meta:creation-date>
    <meta:document-statistic meta:table-count="2" meta:image-count="0" meta:object-count="0" meta:page-count="1" meta:paragraph-count="27" meta:word-count="184" meta:character-count="1296"/>
    <dc:date>2024-01-28T12:43:17.27</dc:date>
    <dc:creator>Francisco Jesús Díaz Martínez</dc:creator>
    <meta:editing-duration>PT11M52S</meta:editing-duration>
    <meta:editing-cycles>1</meta:editing-cycles>
    <meta:generator>OpenOffice/4.1.14$Win32 OpenOffice.org_project/4114m1$Build-9811</meta:generator>
  </office:meta>
</office:document-meta>
</file>